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 3</text:span><text:span text:style-name="T2"/></text:p>
      <text:p text:style-name="P1"><text:span text:style-name="T2">[7, 5, 1, 8, 3, 6, 0, 9, 4, 2] dizisinin Binary-Search-Tree a</text:span><text:span text:style-name="T3">şamalarını yazınız.</text:span></text:p>
      <text:p text:style-name="P1"><text:span text:style-name="T3"/></text:p>
      <text:p text:style-name="P1"><text:span text:style-name="T4">Örnek: root x'dir. root'un sa</text:span><text:span text:style-name="T5">ğından y bulunur. Solunda z bulunur vb.</text:span></text:p>
      <text:p text:style-name="P1"><text:span text:style-name="T6"><text:s text:c="2"/></text:span></text:p>
      <text:p text:style-name="P1"><text:span text:style-name="T6"/></text:p>
      <text:p text:style-name="P1"><text:span text:style-name="T6"/></text:p>
      <text:p text:style-name="P1"><text:span text:style-name="T7">ÇÖ</text:span><text:span text:style-name="T8">Z</text:span><text:span text:style-name="T9">Ü</text:span><text:span text:style-name="T10">M:</text:span><text:span text:style-name="T11"/></text:p>
      <text:p text:style-name="P1"><text:span text:style-name="T12"><text:s/>Root : 7</text:span><text:span text:style-name="T13"/></text:p>
      <text:p text:style-name="P1"><text:span text:style-name="T14"><text:s text:c="26"/>7</text:span></text:p>
      <text:p text:style-name="P1"><text:span text:style-name="T14"><text:s text:c="23"/>/<text:s text:c="6"/>\</text:span></text:p>
      <text:p text:style-name="P1"><text:span text:style-name="T14"><text:s text:c="19"/>5<text:s text:c="12"/>8</text:span></text:p>
      <text:p text:style-name="P1"><text:span text:style-name="T14"><text:s text:c="16"/>/<text:s text:c="4"/>\<text:s text:c="15"/>\</text:span></text:p>
      <text:p text:style-name="P1"><text:span text:style-name="T14"><text:s text:c="14"/>1<text:s text:c="7"/>6<text:s text:c="15"/>9</text:span></text:p>
      <text:p text:style-name="P1"><text:span text:style-name="T14"><text:s text:c="12"/>/<text:s text:c="3"/>\</text:span></text:p>
      <text:p text:style-name="P1"><text:span text:style-name="T14"><text:s text:c="8"/>0<text:s text:c="9"/>3<text:s text:c="3"/></text:span></text:p>
      <text:p text:style-name="P1"><text:span text:style-name="T14"><text:s text:c="18"/>/<text:s text:c="3"/>\</text:span></text:p>
      <text:p text:style-name="P1"><text:span text:style-name="T14"><text:s text:c="15"/>2<text:s text:c="8"/>4</text:span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